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1.258cm"/>
          <style:tab-stop style:position="5.159cm"/>
          <style:tab-stop style:position="7.232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5" style:family="paragraph" style:parent-style-name="Standard">
      <style:paragraph-properties>
        <style:tab-stops>
          <style:tab-stop style:position="1.258cm"/>
          <style:tab-stop style:position="5.159cm"/>
          <style:tab-stop style:position="7.232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6" style:family="paragraph" style:parent-style-name="Standard">
      <style:paragraph-properties>
        <style:tab-stops>
          <style:tab-stop style:position="1.875cm"/>
          <style:tab-stop style:position="5.888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>
        <style:tab-stops>
          <style:tab-stop style:position="1.852cm"/>
          <style:tab-stop style:position="5.733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 fo:background-color="#000000">
        <style:tab-stops>
          <style:tab-stop style:position="2.337cm"/>
          <style:tab-stop style:position="4.521cm"/>
          <style:tab-stop style:position="7.232cm"/>
        </style:tab-stops>
        <style:background-image/>
      </style:paragraph-properties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>
        <style:tab-stops>
          <style:tab-stop style:position="1.852cm"/>
          <style:tab-stop style:position="5.733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Standard">
      <style:paragraph-properties>
        <style:tab-stops>
          <style:tab-stop style:position="1.875cm"/>
          <style:tab-stop style:position="5.888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Standard">
      <style:paragraph-properties>
        <style:tab-stops>
          <style:tab-stop style:position="1.566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 style:parent-style-name="Standard">
      <style:paragraph-properties>
        <style:tab-stops>
          <style:tab-stop style:position="1.566cm"/>
        </style:tab-stops>
      </style:paragraph-properties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.337cm"/>
          <style:tab-stop style:position="4.521cm"/>
          <style:tab-stop style:position="7.232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FORMAÇÕES PARA TESTE NO SIGERA:</text:p>
      <text:p text:style-name="P2"/>
      <text:p text:style-name="P4">uid - uidNumber - gidNumber - cn - Papeis/Permissões no SIGERA</text:p>
      <text:p text:style-name="P2"/>
      <text:p text:style-name="P2">afonso<text:tab/>1002 <text:s/>func <text:tab/> Afonso Ueslei Fonseca <text:s/>- AL: EspWeb - <text:s/>Adm - <text:s/>Prof</text:p>
      <text:p text:style-name="P2"/>
      <text:p text:style-name="P2">amanda<text:tab/>1003 <text:s/>prof <text:tab/> Amanda Silva <text:tab/>- AL: CC - Prof</text:p>
      <text:p text:style-name="P2"/>
      <text:p text:style-name="P2">cc123456<text:tab/>1004 <text:s/>alunos <text:tab/> Ana Ribeiro <text:tab/>- Al: EspWeb - Adm - Prof</text:p>
      <text:p text:style-name="P2"/>
      <text:p text:style-name="P2">si00254658<text:tab/>1005 <text:s/>alunos <text:s/><text:tab/>Paulo Souza <text:tab/>- Al: es - Adm</text:p>
      <text:p text:style-name="P2"/>
      <text:p text:style-name="P2">es75864125 <text:tab/>1006 <text:s/>alunos <text:s/><text:tab/>Pedro Santos <text:tab/>- Al: es - Dir</text:p>
      <text:p text:style-name="P2"/>
      <text:p text:style-name="P2">joaosoares <text:tab/>1007 <text:s/>func <text:s/><text:tab/>Joao Soares <text:tab/>- Al: Msc - Sec: SI</text:p>
      <text:p text:style-name="P2"/>
      <text:p text:style-name="P2">espbd4856745 <text:tab/>1008 <text:s/>alunos <text:s/><text:tab/>Gisele Almeida <text:tab/>- Al: EspBD - Prof<text:tab/></text:p>
      <text:p text:style-name="P2"/>
      <text:p text:style-name="P2">espweb12742012 <text:tab/>1009 <text:s/>alunos <text:s/><text:tab/>Elves Gama <text:tab/>- Al: EspWeb - Adm</text:p>
      <text:p text:style-name="P2"/>
      <text:p text:style-name="P2">administrador <text:tab/>1010 <text:s/>Users <text:tab/>Administrador <text:tab/>- Sec: CC - Adm</text:p>
      <text:p text:style-name="P2"/>
      <text:p text:style-name="P2">berenice <text:tab/>1011 <text:s/>func <text:tab/>Berenice Vieira Silva <text:tab/>- Sec: EspWeb</text:p>
      <text:p text:style-name="P2"/>
      <text:p text:style-name="P2">espredes11112011 <text:s text:c="2"/><text:tab/>1012 <text:s/>alunos <text:s/><text:tab/>Manoel Lopes Garcia <text:tab/>- Al: EspRedes<text:tab/></text:p>
      <text:p text:style-name="P2"/>
      <text:p text:style-name="P2">espinfedu10132010 <text:s/><text:tab/>1013 <text:s/>alunos <text:s/><text:tab/>Aline Couto Silva <text:tab/>- Al: EspINfEdu</text:p>
      <text:p text:style-name="P2"/>
      <text:p text:style-name="P2">dsc10142012 <text:tab/>1014 <text:s/>alunos <text:s/><text:tab/>Mariana Vieira Couto <text:tab/>- Al: Doutorado</text:p>
      <text:p text:style-name="P2"/>
      <text:p text:style-name="P2">wilson <text:tab/>1015 <text:s/>Users <text:tab/>Wilson Machado<text:tab/>- Prof</text:p>
      <text:p text:style-name="P2"/>
      <text:p text:style-name="P2"><text:tab/></text:p>
      <text:p text:style-name="P2"/>
      <text:p text:style-name="P2"/>
      <text:p text:style-name="P2"/>
      <text:section text:style-name="Sect1" text:name="Seção2">
        <text:p text:style-name="P8">Coordenadores de Curso</text:p>
        <text:p text:style-name="P2"/>
        <text:p text:style-name="P3">afonso <text:s/><text:tab/>Afonso Ueslei da Fonseca <text:tab/>- EspWeb</text:p>
        <text:p text:style-name="P3"/>
        <text:p text:style-name="P3">william <text:tab/>William Divino Ferreira <text:tab/>- EspRedes</text:p>
        <text:p text:style-name="P3"><text:s/></text:p>
        <text:p text:style-name="P3"><text:span text:style-name="T1">edmundo</text:span> <text:tab/>Edmundo Sérgio Spoto <text:tab/>- ES</text:p>
        <text:p text:style-name="P3"/>
        <text:p text:style-name="P3">leandroluis Leandro Luís Galdino de Oliveira <text:tab/>- SI</text:p>
        <text:p text:style-name="P3"/>
        <text:p text:style-name="P3">fabrizzio <text:tab/>Fabrizzio Alphonsus A.M.N.Soares <text:tab/>- CC</text:p>
        <text:p text:style-name="P3"/>
        <text:p text:style-name="P3">iwens <text:tab/>Iwens Gerva O Sene Junior <text:tab/>- EspInfEdu</text:p>
        <text:p text:style-name="P3"><text:tab/> <text:s text:c="2"/><text:tab/></text:p>
        <text:p text:style-name="P3">fmc <text:tab/>Fábio Moreira Costa<text:tab/>- Mestrado</text:p>
        <text:p text:style-name="P3"/>
        <text:p text:style-name="P3">leizer <text:tab/>Leizer de Lima Pinto<text:tab/>- Doutorado</text:p>
        <text:p text:style-name="P8">Coordenadores de Estágio</text:p>
        <text:p text:style-name="P2"/>
        <text:p text:style-name="P3">afonso <text:s/><text:tab/>Afonso Ueslei da Fonseca <text:tab/>- EspBD</text:p>
        <text:p text:style-name="P3"><text:s/></text:p>
        <text:p text:style-name="P3">edmundo <text:tab/>Edmundo Sérgio Spoto <text:tab/>- ES</text:p>
        <text:p text:style-name="P3"/>
        <text:p text:style-name="P3">leandroluis Leandro Luís Galdino de Oliveira <text:tab/>- EspWeb</text:p>
        <text:p text:style-name="P3">silvio<text:tab/>Silvio Sotero Rosa Junior <text:tab/>- EspWeb</text:p>
        <text:p text:style-name="P3"/>
        <text:p text:style-name="P3">romeu<text:tab/>Romeu Gomes De Morais Filho <text:tab/>- CC</text:p>
        <text:p text:style-name="P3"/>
        <text:p text:style-name="P3">iwens <text:tab/>Iwens Gerva O Sene Junior <text:tab/>- EspInfEdu</text:p>
        <text:p text:style-name="P3"><text:tab/> <text:s text:c="2"/><text:tab/></text:p>
        <text:p text:style-name="P3">fmc <text:tab/>Fábio Moreira Costa<text:tab/>- Mestrado</text:p>
        <text:p text:style-name="P3"/>
        <text:p text:style-name="P5">leizer <text:tab/>Leizer de Lima Pinto<text:tab/>- Doutorado</text:p>
      </text:section>
      <text:p text:style-name="P2"/>
      <text:p text:style-name="P2"/>
      <text:p text:style-name="P2"/>
      <text:section text:style-name="Sect2" text:name="Seção3">
        <text:p text:style-name="P1">SECRETÁRIOS</text:p>
        <text:p text:style-name="P1"/>
        <text:p text:style-name="P7">afonso <text:s/><text:tab/>Afonso Ueslei da Fonseca <text:tab/>- EspWeb</text:p>
        <text:p text:style-name="P7">berenice<text:tab/>Berenice Vieira Silva <text:s/><text:tab/>- EspWeb</text:p>
        <text:p text:style-name="P7"/>
        <text:p text:style-name="P7">eide <text:tab/>Eide Alv Morais Rocha <text:tab/>- CC</text:p>
        <text:p text:style-name="P7">administrador <text:tab/>Administrador<text:tab/>- CC</text:p>
        <text:p text:style-name="P7"/>
        <text:p text:style-name="P7">marlliny <text:bookmark text:name="j_idt81:dataTable_data"/><text:tab/>Marlliny Oliveira Sal<text:tab/>- ES</text:p>
        <text:p text:style-name="P7"/>
        <text:p text:style-name="P7">danillo <text:tab/>Danillo Guimaraes De Oliveira <text:tab/>- SI</text:p>
        <text:p text:style-name="P7">joaosoares<text:tab/>João Soares<text:tab/>- SI</text:p>
        <text:p text:style-name="P6"/>
        <text:p text:style-name="P7">patricia <text:tab/>Patricia Galucio Coqueiro Galvao <text:tab/>- DSC</text:p>
        <text:p text:style-name="P7"/>
        <text:p text:style-name="P7">mirian <text:tab/>Mirian Castro Portillo Dias <text:s/><text:tab/>- MSC</text:p>
        <text:p text:style-name="P7"/>
        <text:p text:style-name="P15"><text:span text:style-name="T2">DIRETORES</text:span></text:p>
        <text:p text:style-name="P1"/>
        <text:p text:style-name="P7">afonso <text:s/><text:tab/>Afonso Ueslei da Fonseca <text:tab/></text:p>
        <text:p text:style-name="P7"/>
        <text:p text:style-name="P7">eduardo<text:tab/>Eduardo Simões de Almeida </text:p>
        <text:p text:style-name="P7"/>
        <text:p text:style-name="P7">es75864125<text:tab/>Pedro Santos <text:tab/></text:p>
        <text:p text:style-name="P7"/>
        <text:p text:style-name="P7">cc10010<text:tab/>João Bosco Carmo Mora</text:p>
        <text:p text:style-name="P7"/>
        <text:p text:style-name="P16"><text:span text:style-name="T2">ADMINISTRADORES</text:span></text:p>
        <text:p text:style-name="P7"/>
        <text:p text:style-name="P7">afonso <text:s/><text:tab/>Afonso Ueslei da Fonseca <text:tab/></text:p>
        <text:p text:style-name="P7"/>
        <text:p text:style-name="P7">es75864125<text:tab/>Pedro Santos <text:tab/></text:p>
        <text:p text:style-name="P7"/>
        <text:p text:style-name="P7">eduardo<text:tab/>Eduardo Simões de Almeida </text:p>
      </text:section>
      <text:p text:style-name="P7"/>
      <text:p text:style-name="P7"/>
      <text:p text:style-name="P12"/>
      <text:p text:style-name="P13"/>
      <text:p text:style-name="P1">ALUNOS EM SEUS RESPECTIVOS CURSOS</text:p>
      <text:p text:style-name="P2"/>
      <text:section text:style-name="Sect1" text:name="Seção1">
        <text:p text:style-name="P2">CC10000 <text:s text:c="2"/>a <text:s text:c="2"/>CC10125</text:p>
        <text:p text:style-name="P2"/>
        <text:p text:style-name="P2">SI10126 <text:s text:c="2"/>a <text:s text:c="2"/>SI10250</text:p>
        <text:p text:style-name="P2"/>
        <text:p text:style-name="P2">MSC10251 <text:s/>a <text:s text:c="2"/>MSC10500</text:p>
        <text:p text:style-name="P2"/>
        <text:p text:style-name="P2">DSC10501 <text:s/>a <text:s text:c="2"/>DSC10625</text:p>
        <text:p text:style-name="P2"/>
        <text:p text:style-name="P2">ESPWEB10626 a ESPWEB10750</text:p>
        <text:p text:style-name="P2"/>
        <text:p text:style-name="P2">ESPREDES10751 a ESPREDES 10875</text:p>
        <text:p text:style-name="P2"/>
        <text:p text:style-name="P2">ESPBD10876 a ESPBD10888 - Romeu - Silvio - ESPBD10891 a ESPBD11000</text:p>
        <text:p text:style-name="P2"/>
        <text:p text:style-name="P2">ESPINFEDU11001 a ESPINFEDU11125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0:08:29.54</meta:creation-date>
    <dc:date>2013-11-12T21:41:48.74</dc:date>
    <meta:editing-duration>PT33M6S</meta:editing-duration>
    <meta:editing-cycles>5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67" meta:word-count="399" meta:character-count="2533" meta:non-whitespace-character-count="2044"/>
  </office:meta>
</office:document-meta>
</file>